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D0000003467626861.png" manifest:media-type="image/png"/>
  <manifest:file-entry manifest:full-path="Pictures/10008118000055A90000055DB31D91E1.svg" manifest:media-type="image/svg+xml"/>
  <manifest:file-entry manifest:full-path="Pictures/10000001000003D1000002000DCACA70.png" manifest:media-type="image/png"/>
  <manifest:file-entry manifest:full-path="Pictures/1000C72B00007C2000004102A1A1D40F.svg" manifest:media-type="image/svg+xml"/>
  <manifest:file-entry manifest:full-path="Pictures/100000000000078000000438F42BD28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0bca9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785cm" fo:min-width="4.58cm" loext:decorative="false"/>
      <style:paragraph-properties style:writing-mode="lr-tb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 fo:min-height="0.585cm" fo:min-width="4.58cm" loext:decorative="false"/>
      <style:paragraph-properties style:writing-mode="lr-tb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1.13cm" fo:min-width="4.58cm" loext:decorative="false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292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585cm" fo:min-width="4.5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9cm" loext:decorative="false"/>
      <style:paragraph-properties style:writing-mode="lr-tb"/>
    </style:style>
    <style:style style:name="gr11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476cm" fo:min-width="1.88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2.132cm" fo:min-width="8.867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397cm" fo:min-width="8.867cm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1.937cm" fo:min-width="8.867cm" fo:padding-top="0.204cm" fo:padding-bottom="0.204cm" fo:padding-left="0.329cm" fo:padding-right="0.329cm" loext:decorative="false"/>
    </style:style>
    <style:style style:name="pr1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cust-TITLE_5f_AND_5f_BODY_5f_1_5f_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4-cust-TITLE_5f_AND_5f_BODY_5f_1_5f_-title">
      <style:graphic-properties draw:stroke="none" draw:fill="none" draw:textarea-horizontal-align="center" draw:textarea-vertical-align="middle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4-cust-TITLE_5f_AND_5f_BODY_5f_1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5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5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5-twoColTx-TITLE_5f_AND_5f_TWO_5f_COLUMNS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text-properties fo:font-size="15pt"/>
    </style:style>
    <style:style style:name="P11" style:family="paragraph">
      <loext:graphic-properties draw:fill="none" draw:fill-color="#ffffff"/>
      <style:text-properties fo:font-size="15pt"/>
    </style:style>
    <style:style style:name="P12" style:family="paragraph">
      <style:text-properties style:font-name="DejaVu Sans Mono"/>
    </style:style>
    <style:style style:name="P13" style:family="paragraph">
      <loext:graphic-properties draw:fill="none"/>
      <style:paragraph-properties style:font-independent-line-spacing="true"/>
      <style:text-properties style:font-name="DejaVu Sans Mono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font-name="DejaVu Sans Mono" fo:font-size="25pt" style:font-size-asian="25pt" style:font-size-complex="25pt"/>
    </style:style>
    <style:style style:name="T3" style:family="text">
      <style:text-properties style:font-name="DejaVu Sans Mono"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DejaVu Sans Mono" fo:font-size="13pt" style:font-size-asian="13pt" style:font-size-complex="13pt"/>
    </style:style>
    <style:style style:name="T6" style:family="text">
      <style:text-properties style:font-name="DejaVu Sans Mono"/>
    </style:style>
    <style:style style:name="T7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" presentation:presentation-page-layout-name="AL1T13">
        <draw:frame draw:name="Google Shape;41;p1" presentation:style-name="pr1" draw:text-style-name="P1" draw:layer="layout" svg:width="14.016cm" svg:height="3.542cm" svg:x="0.866cm" svg:y="5.141cm" presentation:class="title">
          <draw:text-box>
            <text:p>hkml: Mailing Tool for Simple Linux Kernel Development</text:p>
          </draw:text-box>
        </draw:frame>
        <draw:frame draw:name="Google Shape;42;p1" presentation:style-name="pr2" draw:text-style-name="P2" draw:layer="layout" svg:width="13.739cm" svg:height="3.382cm" svg:x="0.866cm" svg:y="8.683cm" presentation:class="subtitle" presentation:user-transformed="true">
          <draw:text-box>
            <text:p>SeongJae Park (SJ)</text:p>
            <text:p>&lt;<text:a xlink:href="mailto:sj@kernel.org" xlink:type="simple">sj@kernel.org</text:a>&gt;</text:p>
            <text:p>&lt;<text:a xlink:href="mailto:sjpark@crusoe.ai" xlink:type="simple">sjpark@crusoe.ai</text:a>&gt;</text:p>
          </draw:text-box>
        </draw:frame>
        <presentation:notes draw:style-name="dp2">
          <draw:page-thumbnail draw:name="Google Shape;38;p1:notes" draw:style-name="gr1" draw:layer="layout" svg:width="16.933cm" svg:height="9.525cm" svg:x="1.058cm" svg:y="1.905cm" draw:page-number="1" presentation:class="page"/>
          <draw:frame draw:name="Google Shape;39;p1:notes"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Master1-Layout4-cust-TITLE_5f_AND_5f_BODY_5f_1_5f_" presentation:presentation-page-layout-name="AL2T1">
        <draw:frame draw:name="Google Shape;58;g31b75ad4c98_0_ 19" presentation:style-name="pr4" draw:text-style-name="P1" draw:layer="layout" svg:width="23.668cm" svg:height="1.591cm" svg:x="0.866cm" svg:y="1.236cm" presentation:class="title">
          <draw:text-box>
            <text:p>Table of Contents</text:p>
          </draw:text-box>
        </draw:frame>
        <draw:frame draw:name="Google Shape;59;g31b75ad4c98_0_ 20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3">
              <text:list-item>
                <text:p>Linux Kernel Development Process and Pain Points (7 minutes)</text:p>
              </text:list-item>
              <text:list-item>
                <text:p>hkml: Hackers’ mailing tool (3 minutes)</text:p>
              </text:list-item>
              <text:list-item>
                <text:p>hkml live demo (20 minutes)</text:p>
              </text:list-item>
              <text:list-item>
                <text:p>QnA (10 minutes)</text:p>
              </text:list-item>
            </text:list>
          </draw:text-box>
        </draw:frame>
        <presentation:notes draw:style-name="dp4">
          <draw:page-thumbnail draw:name="Google Shape;55;g31b75ad4c98_0_0:notes 22" draw:style-name="gr1" draw:layer="layout" svg:width="16.933cm" svg:height="9.525cm" svg:x="1.058cm" svg:y="1.905cm" draw:page-number="2" presentation:class="page"/>
          <draw:frame draw:name="Google Shape;56;g31b75ad4c98_0_0:notes 2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4-cust-TITLE_5f_AND_5f_BODY_5f_1_5f_" presentation:presentation-page-layout-name="AL2T1">
        <draw:frame draw:name="Google Shape;47;p 2" presentation:style-name="pr7" draw:text-style-name="P1" draw:layer="layout" svg:width="23.668cm" svg:height="3.767cm" svg:x="0.866cm" svg:y="5.08cm" presentation:class="title" presentation:user-transformed="true">
          <draw:text-box>
            <text:p>Linux Kernel Development Process<text:line-break/>and Its Pain Points</text:p>
          </draw:text-box>
        </draw:frame>
        <presentation:notes draw:style-name="dp4">
          <draw:page-thumbnail draw:name="Google Shape;55;g31b75ad4c98_0_0:notes 1" draw:style-name="gr1" draw:layer="layout" svg:width="16.933cm" svg:height="9.525cm" svg:x="1.058cm" svg:y="1.905cm" draw:page-number="3" presentation:class="page"/>
          <draw:frame draw:name="Google Shape;56;g31b75ad4c98_0_0:notes 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4-cust-TITLE_5f_AND_5f_BODY_5f_1_5f_" presentation:presentation-page-layout-name="AL2T1">
        <draw:frame draw:name="Google Shape;58;g31b75ad4c98_0_ 9" presentation:style-name="pr4" draw:text-style-name="P1" draw:layer="layout" svg:width="23.668cm" svg:height="1.591cm" svg:x="0.866cm" svg:y="1.236cm" presentation:class="title">
          <draw:text-box>
            <text:p>Linux Kernel Development Statistics</text:p>
          </draw:text-box>
        </draw:frame>
        <draw:frame draw:name="Google Shape;59;g31b75ad4c98_0_ 10" presentation:style-name="pr5" draw:text-style-name="P1" draw:layer="layout" svg:width="23.668cm" svg:height="9.215cm" svg:x="0.866cm" svg:y="3.201cm" presentation:class="outline" presentation:user-transformed="true">
          <draw:text-box>
            <text:list text:style-name="L3">
              <text:list-item>
                <text:p>Survived from the test of time, since 1991</text:p>
              </text:list-item>
              <text:list-item>
                <text:p>Being used nearly everywhere</text:p>
              </text:list-item>
            </text:list>
            <text:list text:style-name="L4">
              <text:list-item>
                <text:p text:style-name="P3">Keeping and even accelerating development speed</text:p>
                <text:list>
                  <text:list-item>
                    <text:p>~2,000 developers, ~15,000 commits, per ~9 weeks</text:p>
                  </text:list-item>
                </text:list>
              </text:list-item>
            </text:list>
            <text:list text:style-name="L3">
              <text:list-item>
                <text:p>Most successful and active open source software</text:p>
              </text:list-item>
            </text:list>
          </draw:text-box>
        </draw:frame>
        <presentation:notes draw:style-name="dp4">
          <draw:page-thumbnail draw:name="Google Shape;55;g31b75ad4c98_0_0:notes 12" draw:style-name="gr1" draw:layer="layout" svg:width="16.933cm" svg:height="9.525cm" svg:x="1.058cm" svg:y="1.905cm" draw:page-number="4" presentation:class="page"/>
          <draw:frame draw:name="Google Shape;56;g31b75ad4c98_0_0:notes 1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4-cust-TITLE_5f_AND_5f_BODY_5f_1_5f_" presentation:presentation-page-layout-name="AL2T1">
        <draw:frame draw:name="Google Shape;58;g31b75ad4c98_0_ 20" presentation:style-name="pr4" draw:text-style-name="P1" draw:layer="layout" svg:width="23.668cm" svg:height="1.591cm" svg:x="0.866cm" svg:y="1.236cm" presentation:class="title">
          <draw:text-box>
            <text:p>Kernel Development Process, 1000 ft View</text:p>
          </draw:text-box>
        </draw:frame>
        <draw:frame draw:name="Google Shape;59;g31b75ad4c98_0_ 21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3">
              <text:list-item>
                <text:p>Kernel: A set of (recursive) subsystems</text:p>
              </text:list-item>
              <text:list-item>
                <text:p>One maintainer team per subsystem</text:p>
              </text:list-item>
              <text:list-item>
                <text:p>Contributors send changes to maintainers</text:p>
              </text:list-item>
              <text:list-item>
                <text:p>Maintainers send changes to upper level maintainer</text:p>
              </text:list-item>
              <text:list-item>
                <text:p>Distributed, scalable, simple</text:p>
              </text:list-item>
            </text:list>
          </draw:text-box>
        </draw:frame>
        <draw:custom-shape draw:style-name="gr2" draw:text-style-name="P5" draw:layer="layout" svg:width="5.08cm" svg:height="1.035cm" svg:x="13.01cm" svg:y="3.775cm">
          <text:p text:style-name="P4">Linus Torval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08cm" svg:height="0.835cm" svg:x="13.01cm" svg:y="5.575cm">
          <text:p text:style-name="P4">mm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.08cm" svg:height="1.38cm" svg:x="13.01cm" svg:y="7.275cm">
          <text:p text:style-name="P4">mm/damon/ Maintain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8" draw:layer="layout" svg:x1="15.575cm" svg:y1="5.575cm" svg:x2="15.575cm" svg:y2="4.845cm">
          <text:p/>
        </draw:line>
        <draw:line draw:style-name="gr5" draw:text-style-name="P8" draw:layer="layout" svg:x1="15.575cm" svg:y1="7.189cm" svg:x2="15.575cm" svg:y2="6.459cm">
          <text:p/>
        </draw:line>
        <draw:line draw:style-name="gr5" draw:text-style-name="P8" draw:layer="layout" svg:x1="15.575cm" svg:y1="9.389cm" svg:x2="15.575cm" svg:y2="8.659cm">
          <text:p/>
        </draw:line>
        <draw:line draw:style-name="gr5" draw:text-style-name="P8" draw:layer="layout" svg:x1="18.985cm" svg:y1="5.454cm" svg:x2="18.1cm" svg:y2="4.81cm">
          <text:p/>
        </draw:line>
        <draw:custom-shape draw:style-name="gr3" draw:text-style-name="P6" draw:layer="layout" svg:width="5.08cm" svg:height="0.835cm" svg:x="18.61cm" svg:y="5.575cm">
          <text:p text:style-name="P4">net/ Mai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cm" svg:height="0.835cm" svg:x="13.01cm" svg:y="9.475cm">
          <text:p text:style-name="P4">Contributor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cm" svg:height="0.835cm" svg:x="18.61cm" svg:y="7.275cm">
          <text:p text:style-name="P4">Contributor 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8" draw:layer="layout" svg:x1="18.999cm" svg:y1="7.168cm" svg:x2="18.114cm" svg:y2="6.524cm">
          <text:p/>
        </draw:line>
        <draw:frame draw:style-name="gr7" draw:text-style-name="P11" draw:layer="layout" svg:width="2.62cm" svg:height="0.839cm" svg:x="15.545cm" svg:y="8.63cm">
          <draw:text-box>
            <text:p text:style-name="P10">Changes</text:p>
          </draw:text-box>
        </draw:frame>
        <draw:frame draw:style-name="gr7" draw:text-style-name="P11" draw:layer="layout" svg:width="2.62cm" svg:height="0.839cm" svg:x="15.545cm" svg:y="6.431cm">
          <draw:text-box>
            <text:p text:style-name="P10">Changes</text:p>
          </draw:text-box>
        </draw:frame>
        <draw:frame draw:style-name="gr7" draw:text-style-name="P11" draw:layer="layout" svg:width="2.62cm" svg:height="0.839cm" svg:x="15.545cm" svg:y="4.831cm">
          <draw:text-box>
            <text:p text:style-name="P10">Changes</text:p>
          </draw:text-box>
        </draw:frame>
        <draw:frame draw:style-name="gr7" draw:text-style-name="P11" draw:layer="layout" svg:width="2.62cm" svg:height="0.839cm" svg:x="18.745cm" svg:y="6.431cm">
          <draw:text-box>
            <text:p text:style-name="P10">Changes</text:p>
          </draw:text-box>
        </draw:frame>
        <draw:frame draw:style-name="gr7" draw:text-style-name="P11" draw:layer="layout" svg:width="2.62cm" svg:height="0.839cm" svg:x="18.845cm" svg:y="4.831cm">
          <draw:text-box>
            <text:p text:style-name="P10">Changes</text:p>
          </draw:text-box>
        </draw:frame>
        <presentation:notes draw:style-name="dp4">
          <draw:page-thumbnail draw:name="Google Shape;55;g31b75ad4c98_0_0:notes 23" draw:style-name="gr1" draw:layer="layout" svg:width="16.933cm" svg:height="9.525cm" svg:x="1.058cm" svg:y="1.905cm" draw:page-number="5" presentation:class="page"/>
          <draw:frame draw:name="Google Shape;56;g31b75ad4c98_0_0:notes 2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4-cust-TITLE_5f_AND_5f_BODY_5f_1_5f_" presentation:presentation-page-layout-name="AL2T1">
        <draw:frame draw:name="Google Shape;58;g31b75ad4c98_0_ 2" presentation:style-name="pr4" draw:text-style-name="P1" draw:layer="layout" svg:width="23.668cm" svg:height="1.591cm" svg:x="0.866cm" svg:y="1.236cm" presentation:class="title">
          <draw:text-box>
            <text:p>Individual Code Change Process, 100 ft View</text:p>
          </draw:text-box>
        </draw:frame>
        <draw:frame draw:name="Google Shape;59;g31b75ad4c98_0_ 3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3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g draw:style-name="gr8">
          <draw:custom-shape draw:style-name="gr2" draw:text-style-name="P5" draw:layer="layout" svg:width="5.08cm" svg:height="1.035cm" svg:x="13.61cm" svg:y="4.175cm">
            <text:p text:style-name="P4">Linus Torvald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5.08cm" svg:height="0.835cm" svg:x="13.61cm" svg:y="5.975cm">
            <text:p text:style-name="P4">mm/ Maintain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5.08cm" svg:height="1.38cm" svg:x="13.61cm" svg:y="7.675cm">
            <text:p text:style-name="P4">mm/damon/ Maintaine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8" draw:layer="layout" svg:x1="16.175cm" svg:y1="5.975cm" svg:x2="16.175cm" svg:y2="5.245cm">
            <text:p/>
          </draw:line>
          <draw:line draw:style-name="gr5" draw:text-style-name="P8" draw:layer="layout" svg:x1="16.175cm" svg:y1="7.589cm" svg:x2="16.175cm" svg:y2="6.859cm">
            <text:p/>
          </draw:line>
          <draw:line draw:style-name="gr5" draw:text-style-name="P8" draw:layer="layout" svg:x1="16.175cm" svg:y1="9.789cm" svg:x2="16.175cm" svg:y2="9.059cm">
            <text:p/>
          </draw:line>
          <draw:line draw:style-name="gr5" draw:text-style-name="P8" draw:layer="layout" svg:x1="19.585cm" svg:y1="5.854cm" svg:x2="18.7cm" svg:y2="5.21cm">
            <text:p/>
          </draw:line>
          <draw:custom-shape draw:style-name="gr3" draw:text-style-name="P6" draw:layer="layout" svg:width="5.08cm" svg:height="0.835cm" svg:x="19.21cm" svg:y="5.975cm">
            <text:p text:style-name="P4">net/ Maintain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9" draw:layer="layout" svg:width="5.08cm" svg:height="0.835cm" svg:x="13.61cm" svg:y="9.875cm">
            <text:p text:style-name="P4">Contributor 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9" draw:layer="layout" svg:width="5.08cm" svg:height="0.835cm" svg:x="19.21cm" svg:y="7.675cm">
            <text:p text:style-name="P4">Contributor 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8" draw:layer="layout" svg:x1="19.599cm" svg:y1="7.568cm" svg:x2="18.714cm" svg:y2="6.924cm">
            <text:p/>
          </draw:line>
          <draw:frame draw:style-name="gr9" draw:text-style-name="P11" draw:layer="layout" svg:width="2.62cm" svg:height="0.839cm" svg:x="16.145cm" svg:y="9.03cm">
            <draw:text-box>
              <text:p text:style-name="P10">Changes</text:p>
            </draw:text-box>
          </draw:frame>
          <draw:frame draw:style-name="gr9" draw:text-style-name="P11" draw:layer="layout" svg:width="2.62cm" svg:height="0.839cm" svg:x="16.145cm" svg:y="6.831cm">
            <draw:text-box>
              <text:p text:style-name="P10">Changes</text:p>
            </draw:text-box>
          </draw:frame>
          <draw:frame draw:style-name="gr9" draw:text-style-name="P11" draw:layer="layout" svg:width="2.62cm" svg:height="0.839cm" svg:x="16.145cm" svg:y="5.231cm">
            <draw:text-box>
              <text:p text:style-name="P10">Changes</text:p>
            </draw:text-box>
          </draw:frame>
          <draw:frame draw:style-name="gr10" draw:text-style-name="P11" draw:layer="layout" svg:width="2.62cm" svg:height="0.839cm" svg:x="19.345cm" svg:y="6.831cm">
            <draw:text-box>
              <text:p text:style-name="P10">Changes</text:p>
            </draw:text-box>
          </draw:frame>
          <draw:frame draw:style-name="gr9" draw:text-style-name="P11" draw:layer="layout" svg:width="2.62cm" svg:height="0.839cm" svg:x="19.445cm" svg:y="5.231cm">
            <draw:text-box>
              <text:p text:style-name="P10">Changes</text:p>
            </draw:text-box>
          </draw:frame>
        </draw:g>
        <draw:custom-shape draw:style-name="gr11" draw:text-style-name="P8" draw:layer="layout" svg:width="2.54cm" svg:height="0.884cm" svg:x="16.2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54cm" svg:height="0.884cm" svg:x="16.2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54cm" svg:height="0.884cm" svg:x="16.225cm" svg:y="9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54cm" svg:height="0.884cm" svg:x="19.4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54cm" svg:height="0.884cm" svg:x="19.3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55;g31b75ad4c98_0_0:notes 3" draw:style-name="gr1" draw:layer="layout" svg:width="16.933cm" svg:height="9.525cm" svg:x="1.058cm" svg:y="1.905cm" draw:page-number="6" presentation:class="page"/>
          <draw:frame draw:name="Google Shape;56;g31b75ad4c98_0_0:notes 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4-cust-TITLE_5f_AND_5f_BODY_5f_1_5f_" presentation:presentation-page-layout-name="AL2T1">
        <draw:frame draw:name="Google Shape;58;g31b75ad4c98_0_ 22" presentation:style-name="pr4" draw:text-style-name="P1" draw:layer="layout" svg:width="23.668cm" svg:height="1.591cm" svg:x="0.866cm" svg:y="1.236cm" presentation:class="title">
          <draw:text-box>
            <text:p>Making Change Request, 10 ft View</text:p>
          </draw:text-box>
        </draw:frame>
        <draw:frame draw:name="Google Shape;59;g31b75ad4c98_0_ 23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3">
              <text:list-item>
                <text:p>Standardized tool (‘git’) and resources available</text:p>
              </text:list-item>
              <text:list-item>
                <text:p>Make local changes</text:p>
                <text:list>
                  <text:list-item>
                    <text:p>‘git commit’</text:p>
                  </text:list-item>
                </text:list>
              </text:list-item>
              <text:list-item>
                <text:p>Convert changes into human-readable form</text:p>
                <text:list>
                  <text:list-item>
                    <text:p>‘git format-patch’ or ‘git request-pull’</text:p>
                  </text:list-item>
                </text:list>
              </text:list-item>
            </text:list>
          </draw:text-box>
        </draw:frame>
        <draw:frame draw:name="Google Shape;59;g31b75ad4c98_0_ 24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3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2" draw:text-style-name="P8" draw:layer="layout" svg:width="9.525cm" svg:height="2.54cm" svg:x="15.24cm" svg:y="3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5" draw:style-name="gr1" draw:layer="layout" svg:width="16.933cm" svg:height="9.525cm" svg:x="1.058cm" svg:y="1.905cm" draw:page-number="7" presentation:class="page"/>
          <draw:frame draw:name="Google Shape;56;g31b75ad4c98_0_0:notes 2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4-cust-TITLE_5f_AND_5f_BODY_5f_1_5f_" presentation:presentation-page-layout-name="AL2T1">
        <draw:frame draw:name="Google Shape;58;g31b75ad4c98_0_ 21" presentation:style-name="pr4" draw:text-style-name="P1" draw:layer="layout" svg:width="23.668cm" svg:height="1.591cm" svg:x="0.866cm" svg:y="1.236cm" presentation:class="title">
          <draw:text-box>
            <text:p>Sending Change Request, 10 ft View</text:p>
          </draw:text-box>
        </draw:frame>
        <draw:frame draw:name="Google Shape;59;g31b75ad4c98_0_ 22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3">
              <text:list-item>
                <text:p>Send it as a plain text email</text:p>
              </text:list-item>
              <text:list-item>
                <text:p>Standardized tool (‘git’) makes this semi-automated and doable</text:p>
              </text:list-item>
              <text:list-item>
                <text:p>Finding relevant people</text:p>
                <text:list>
                  <text:list-item>
                    <text:p>Maintainers, reviewers, and mailing list of the subsystem</text:p>
                  </text:list-item>
                  <text:list-item>
                    <text:p>MAINTAINERS file and get_maintainer.pl can be used</text:p>
                  </text:list-item>
                </text:list>
              </text:list-item>
              <text:list-item>
                <text:p>Sending the patch or pull request</text:p>
                <text:list>
                  <text:list-item>
                    <text:p>‘git send-email’</text:p>
                  </text:list-item>
                </text:list>
              </text:list-item>
            </text:list>
          </draw:text-box>
        </draw:frame>
        <draw:frame draw:name="Google Shape;59;g31b75ad4c98_0_ 25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3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3" draw:text-style-name="P8" draw:layer="layout" svg:width="9.525cm" svg:height="0.805cm" svg:x="15.24cm" svg:y="5.7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4" draw:style-name="gr1" draw:layer="layout" svg:width="16.933cm" svg:height="9.525cm" svg:x="1.058cm" svg:y="1.905cm" draw:page-number="8" presentation:class="page"/>
          <draw:frame draw:name="Google Shape;56;g31b75ad4c98_0_0:notes 2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4-cust-TITLE_5f_AND_5f_BODY_5f_1_5f_" presentation:presentation-page-layout-name="AL2T1">
        <draw:frame draw:name="Google Shape;58;g31b75ad4c98_0_ 23" presentation:style-name="pr4" draw:text-style-name="P1" draw:layer="layout" svg:width="23.668cm" svg:height="1.591cm" svg:x="0.866cm" svg:y="1.236cm" presentation:class="title">
          <draw:text-box>
            <text:p>Change Request Discussion, 10 ft View</text:p>
          </draw:text-box>
        </draw:frame>
        <draw:frame draw:name="Google Shape;59;g31b75ad4c98_0_ 26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3">
              <text:list-item>
                <text:p>How to reply?</text:p>
                <text:list>
                  <text:list-item>
                    <text:p>Bring your own mailing tool (Note: Gmail is sub-optimum)</text:p>
                  </text:list-item>
                </text:list>
              </text:list-item>
              <text:list-item>
                <text:p>How to read others’ mails?</text:p>
                <text:list>
                  <text:list-item>
                    <text:p>Subscribe to mailing list, or</text:p>
                  </text:list-item>
                  <text:list-item>
                    <text:p>Search mailing list archives</text:p>
                  </text:list-item>
                </text:list>
              </text:list-item>
              <text:list-item>
                <text:p>How to convince others?</text:p>
                <text:list>
                  <text:list-item>
                    <text:p>Out of the scope of this talk</text:p>
                  </text:list-item>
                </text:list>
              </text:list-item>
            </text:list>
          </draw:text-box>
        </draw:frame>
        <draw:frame draw:name="Google Shape;59;g31b75ad4c98_0_ 27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3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4" draw:text-style-name="P8" draw:layer="layout" svg:width="9.525cm" svg:height="2.345cm" svg:x="15.24cm" svg:y="6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6" draw:style-name="gr1" draw:layer="layout" svg:width="16.933cm" svg:height="9.525cm" svg:x="1.058cm" svg:y="1.905cm" draw:page-number="9" presentation:class="page"/>
          <draw:frame draw:name="Google Shape;56;g31b75ad4c98_0_0:notes 2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4-cust-TITLE_5f_AND_5f_BODY_5f_1_5f_" presentation:presentation-page-layout-name="AL2T1">
        <draw:frame draw:name="Google Shape;58;g31b75ad4c98_0_ 1" presentation:style-name="pr4" draw:text-style-name="P1" draw:layer="layout" svg:width="23.668cm" svg:height="1.591cm" svg:x="0.866cm" svg:y="1.236cm" presentation:class="title">
          <draw:text-box>
            <text:p>Change Request Discussion Pain Points</text:p>
          </draw:text-box>
        </draw:frame>
        <draw:frame draw:name="Google Shape;59;g31b75ad4c98_0_ 2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Finding proper email client</text:p>
                <text:list>
                  <text:list-item>
                    <text:p>There are more than two ways to do that</text:p>
                    <text:list>
                      <text:list-item>
                        <text:p>Kernel official documentation introduces 15 tools</text:p>
                      </text:list-item>
                    </text:list>
                  </text:list-item>
                </text:list>
              </text:list-item>
              <text:list-item>
                <text:p>Reading other’s email</text:p>
                <text:list>
                  <text:list-item>
                    <text:p>Subscribing doesn’t work for busy subsystems<text:line-break/>(hundreds of mails per day)</text:p>
                  </text:list-item>
                  <text:list-item>
                    <text:p>Modern mailing list archives (lore.kernel.org) are nice to lookup</text:p>
                    <text:list>
                      <text:list-item>
                        <text:p>Still, lacks ease of the private inbox and replying</text:p>
                      </text:list-item>
                    </text:list>
                  </text:list-item>
                </text:list>
              </text:list-item>
              <text:list-item>
                <text:p>Many beginners forgive from this stage, or live with the pain</text:p>
              </text:list-item>
            </text:list>
          </draw:text-box>
        </draw:frame>
        <presentation:notes draw:style-name="dp4">
          <draw:page-thumbnail draw:name="Google Shape;55;g31b75ad4c98_0_0:notes 2" draw:style-name="gr1" draw:layer="layout" svg:width="16.933cm" svg:height="9.525cm" svg:x="1.058cm" svg:y="1.905cm" draw:page-number="10" presentation:class="page"/>
          <draw:frame draw:name="Google Shape;56;g31b75ad4c98_0_0:notes 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4-cust-TITLE_5f_AND_5f_BODY_5f_1_5f_" presentation:presentation-page-layout-name="AL2T1">
        <draw:frame draw:name="Google Shape;47;p 3" presentation:style-name="pr7" draw:text-style-name="P1" draw:layer="layout" svg:width="23.668cm" svg:height="3.176cm" svg:x="0.866cm" svg:y="4.445cm" presentation:class="title" presentation:user-transformed="true">
          <draw:text-box>
            <text:p>hkml: Hackers’ Mails Management Tool</text:p>
          </draw:text-box>
        </draw:frame>
        <presentation:notes draw:style-name="dp4">
          <draw:page-thumbnail draw:name="Google Shape;55;g31b75ad4c98_0_0:notes 10" draw:style-name="gr1" draw:layer="layout" svg:width="16.933cm" svg:height="9.525cm" svg:x="1.058cm" svg:y="1.905cm" draw:page-number="11" presentation:class="page"/>
          <draw:frame draw:name="Google Shape;56;g31b75ad4c98_0_0:notes 1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4-cust-TITLE_5f_AND_5f_BODY_5f_1_5f_" presentation:presentation-page-layout-name="AL2T1">
        <draw:frame draw:name="Google Shape;58;g31b75ad4c98_0_ 8" presentation:style-name="pr4" draw:text-style-name="P1" draw:layer="layout" svg:width="23.668cm" svg:height="1.591cm" svg:x="0.866cm" svg:y="1.236cm" presentation:class="title">
          <draw:text-box>
            <text:p>Evolution Story of a Mailing Tool</text:p>
          </draw:text-box>
        </draw:frame>
        <draw:frame draw:name="Google Shape;59;g31b75ad4c98_0_ 9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<text:span text:style-name="T1">Beginning: public-inbox based hack for mailing lists </text:span><text:span text:style-name="T1">monitoring</text:span></text:p>
                <text:list>
                  <text:list-item>
                    <text:p><text:span text:style-name="T1">Only for scratching the developer’s itch</text:span></text:p>
                  </text:list-item>
                </text:list>
              </text:list-item>
              <text:list-item>
                <text:p><text:span text:style-name="T1">Middle age: Extended for DAMON maintenance </text:span><text:span text:style-name="T1">mailing works</text:span></text:p>
                <text:list>
                  <text:list-item>
                    <text:p><text:span text:style-name="T1">Still a hack for personal usages</text:span></text:p>
                  </text:list-item>
                </text:list>
              </text:list-item>
              <text:list-item>
                <text:p><text:span text:style-name="T1">Now: Committed to support general Linux kernel </text:span><text:span text:style-name="T1">contributors</text:span></text:p>
                <text:list>
                  <text:list-item>
                    <text:p><text:span text:style-name="T1">For the developers friends and DAMON </text:span><text:span text:style-name="T1">contributors</text:span></text:p>
                  </text:list-item>
                  <text:list-item>
                    <text:p><text:span text:style-name="T1">Listed on Linux kernel official documen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9" draw:style-name="gr1" draw:layer="layout" svg:width="16.933cm" svg:height="9.525cm" svg:x="1.058cm" svg:y="1.905cm" draw:page-number="12" presentation:class="page"/>
          <draw:frame draw:name="Google Shape;56;g31b75ad4c98_0_0:notes 1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4-cust-TITLE_5f_AND_5f_BODY_5f_1_5f_" presentation:presentation-page-layout-name="AL2T1">
        <draw:frame draw:name="Google Shape;58;g31b75ad4c98_0_ 7" presentation:style-name="pr4" draw:text-style-name="P1" draw:layer="layout" svg:width="23.668cm" svg:height="1.591cm" svg:x="0.866cm" svg:y="1.236cm" presentation:class="title">
          <draw:text-box>
            <text:p>hkml: Mailing tool for Mails-driven development</text:p>
          </draw:text-box>
        </draw:frame>
        <draw:frame draw:name="Google Shape;59;g31b75ad4c98_0_ 8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<text:span text:style-name="T1">Developed for minimum setup and resources</text:span></text:p>
              </text:list-item>
              <text:list-item>
                <text:p><text:span text:style-name="T1">Support public-inbox archives and mbox files</text:span></text:p>
                <text:list>
                  <text:list-item>
                    <text:p><text:span text:style-name="T1">Not only for Linux kernel, not only for public-</text:span><text:span text:style-name="T1">inbox</text:span></text:p>
                  </text:list-item>
                </text:list>
              </text:list-item>
              <text:list-item>
                <text:p><text:span text:style-name="T1">Highly optimized for Linux kernel development</text:span></text:p>
              </text:list-item>
              <text:list-item>
                <text:p><text:span text:style-name="T1">Available at</text:span><text:span text:style-name="T1"><text:line-break/></text:span><text:span text:style-name="T1"><text:a xlink:href="https://github.com/sjp38/hackermail" xlink:type="simple">https://github.com/sjp38/hackermail</text:a></text:span></text:p>
                <text:p><text:span text:style-name="T1"/></text:p>
              </text:list-item>
            </text:list>
          </draw:text-box>
        </draw:frame>
        <presentation:notes draw:style-name="dp4">
          <draw:page-thumbnail draw:name="Google Shape;55;g31b75ad4c98_0_0:notes 8" draw:style-name="gr1" draw:layer="layout" svg:width="16.933cm" svg:height="9.525cm" svg:x="1.058cm" svg:y="1.905cm" draw:page-number="13" presentation:class="page"/>
          <draw:frame draw:name="Google Shape;56;g31b75ad4c98_0_0:notes 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4-cust-TITLE_5f_AND_5f_BODY_5f_1_5f_" presentation:presentation-page-layout-name="AL2T1">
        <draw:frame draw:name="Google Shape;47;p 4" presentation:style-name="pr7" draw:text-style-name="P1" draw:layer="layout" svg:width="23.668cm" svg:height="3.767cm" svg:x="0.866cm" svg:y="3.854cm" presentation:class="title" presentation:user-transformed="true">
          <draw:text-box>
            <text:p>hkml Demo Time</text:p>
          </draw:text-box>
        </draw:frame>
        <presentation:notes draw:style-name="dp4">
          <draw:page-thumbnail draw:name="Google Shape;55;g31b75ad4c98_0_0:notes 11" draw:style-name="gr1" draw:layer="layout" svg:width="16.933cm" svg:height="9.525cm" svg:x="1.058cm" svg:y="1.905cm" draw:page-number="14" presentation:class="page"/>
          <draw:frame draw:name="Google Shape;56;g31b75ad4c98_0_0:notes 1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4-cust-TITLE_5f_AND_5f_BODY_5f_1_5f_" presentation:presentation-page-layout-name="AL2T1">
        <draw:frame draw:name="Google Shape;58;g31b75ad4c98_0_ 3" presentation:style-name="pr4" draw:text-style-name="P1" draw:layer="layout" svg:width="23.668cm" svg:height="1.591cm" svg:x="0.866cm" svg:y="1.236cm" presentation:class="title">
          <draw:text-box>
            <text:p>Setup</text:p>
          </draw:text-box>
        </draw:frame>
        <draw:frame draw:name="Google Shape;59;g31b75ad4c98_0_ 4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<text:span text:style-name="T1">git clone </text:span><text:span text:style-name="T1"><text:a xlink:href="https://github.com/sjp38/hackermail" xlink:type="simple">https://github.com/sjp38/hackermail</text:a></text:span></text:p>
              </text:list-item>
              <text:list-item>
                <text:p><text:span text:style-name="T1">Th</text:span>at’s it!</text:p>
              </text:list-item>
            </text:list>
          </draw:text-box>
        </draw:frame>
        <presentation:notes draw:style-name="dp4">
          <draw:page-thumbnail draw:name="Google Shape;55;g31b75ad4c98_0_0:notes 4" draw:style-name="gr1" draw:layer="layout" svg:width="16.933cm" svg:height="9.525cm" svg:x="1.058cm" svg:y="1.905cm" draw:page-number="15" presentation:class="page"/>
          <draw:frame draw:name="Google Shape;56;g31b75ad4c98_0_0:notes 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4-cust-TITLE_5f_AND_5f_BODY_5f_1_5f_" presentation:presentation-page-layout-name="AL2T1">
        <draw:frame draw:name="Google Shape;58;g31b75ad4c98_0_ 4" presentation:style-name="pr4" draw:text-style-name="P1" draw:layer="layout" svg:width="23.668cm" svg:height="1.591cm" svg:x="0.866cm" svg:y="1.236cm" presentation:class="title">
          <draw:text-box>
            <text:p>Reading Mails from Mailing Lists</text:p>
          </draw:text-box>
        </draw:frame>
        <draw:frame draw:name="Google Shape;59;g31b75ad4c98_0_ 5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<text:span text:style-name="T2">hkml list &lt;list name, e.g., damon&gt;</text:span></text:p>
              </text:list-item>
              <text:list-item>
                <text:p>Show the mails of the list with an interactive <text:s/>UI</text:p>
              </text:list-item>
              <text:list-item>
                <text:p>The interactive UI supports most works</text:p>
                <text:list>
                  <text:list-item>
                    <text:p>Replying, Forwarding, Finding patches to review, Exporting mails as an mbox file, etc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5" draw:style-name="gr1" draw:layer="layout" svg:width="16.933cm" svg:height="9.525cm" svg:x="1.058cm" svg:y="1.905cm" draw:page-number="16" presentation:class="page"/>
          <draw:frame draw:name="Google Shape;56;g31b75ad4c98_0_0:notes 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Master1-Layout4-cust-TITLE_5f_AND_5f_BODY_5f_1_5f_" presentation:presentation-page-layout-name="AL2T1">
        <draw:frame draw:name="Google Shape;58;g31b75ad4c98_0_ 5" presentation:style-name="pr4" draw:text-style-name="P1" draw:layer="layout" svg:width="23.668cm" svg:height="1.591cm" svg:x="0.866cm" svg:y="1.236cm" presentation:class="title">
          <draw:text-box>
            <text:p>Reading Mails Not Sent to Mailing Lists</text:p>
          </draw:text-box>
        </draw:frame>
        <draw:frame draw:name="Google Shape;59;g31b75ad4c98_0_ 6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Save the mail[s] as an mbox file</text:p>
              </text:list-item>
              <text:list-item>
                <text:p>hkml list &lt;mbox file&gt;</text:p>
              </text:list-item>
            </text:list>
          </draw:text-box>
        </draw:frame>
        <presentation:notes draw:style-name="dp4">
          <draw:page-thumbnail draw:name="Google Shape;55;g31b75ad4c98_0_0:notes 6" draw:style-name="gr1" draw:layer="layout" svg:width="16.933cm" svg:height="9.525cm" svg:x="1.058cm" svg:y="1.905cm" draw:page-number="17" presentation:class="page"/>
          <draw:frame draw:name="Google Shape;56;g31b75ad4c98_0_0:notes 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Master1-Layout4-cust-TITLE_5f_AND_5f_BODY_5f_1_5f_" presentation:presentation-page-layout-name="AL2T1">
        <draw:frame draw:name="Google Shape;58;g31b75ad4c98_0_ 6" presentation:style-name="pr4" draw:text-style-name="P1" draw:layer="layout" svg:width="23.668cm" svg:height="1.591cm" svg:x="0.866cm" svg:y="1.236cm" presentation:class="title">
          <draw:text-box>
            <text:p>Reading Mails of a Thread on Mailing List</text:p>
          </draw:text-box>
        </draw:frame>
        <draw:frame draw:name="Google Shape;59;g31b75ad4c98_0_ 7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hkml list &lt;msgid or lore.kernel.org link&gt;</text:p>
                <text:list>
                  <text:list-item>
                    <text:p>e.g.,<text:line-break/><text:span text:style-name="T3">‘html list </text:span><text:span text:style-name="T3"><text:a xlink:href="https://lore.kernel.org/damon/20251125015841.76180-1-sj@kernel.org" xlink:type="simple">https://lore.kernel.org/damon/20251125015841.76180-1-sj@kernel.org</text:a></text:span><text:span text:style-name="T3">’</text:span><text:span text:style-name="T4"><text:line-break/></text:span><text:span text:style-name="T5">‘hkml list </text:span><text:span text:style-name="T5"><text:a xlink:href="mailto:20251125015841.76180-1-sj@kernel.org" xlink:type="simple">20251125015841.76180-1-sj@kernel.org</text:a></text:span><text:span text:style-name="T5">’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7" draw:style-name="gr1" draw:layer="layout" svg:width="16.933cm" svg:height="9.525cm" svg:x="1.058cm" svg:y="1.905cm" draw:page-number="18" presentation:class="page"/>
          <draw:frame draw:name="Google Shape;56;g31b75ad4c98_0_0:notes 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Master1-Layout4-cust-TITLE_5f_AND_5f_BODY_5f_1_5f_" presentation:presentation-page-layout-name="AL2T1">
        <draw:frame draw:name="Google Shape;58;g31b75ad4c98_0_ 10" presentation:style-name="pr4" draw:text-style-name="P1" draw:layer="layout" svg:width="23.668cm" svg:height="1.591cm" svg:x="0.866cm" svg:y="1.236cm" presentation:class="title">
          <draw:text-box>
            <text:p>Tagging Mails</text:p>
          </draw:text-box>
        </draw:frame>
        <draw:frame draw:name="Google Shape;59;g31b75ad4c98_0_ 11" presentation:style-name="pr5" draw:text-style-name="P1" draw:layer="layout" svg:width="23.668cm" svg:height="5.054cm" svg:x="0.866cm" svg:y="3.201cm" presentation:class="outline" presentation:user-transformed="true">
          <draw:text-box>
            <text:list text:style-name="L3">
              <text:list-item>
                <text:p>From the list, press ‘<text:span text:style-name="T6">m</text:span>’ and select ‘<text:span text:style-name="T6">manage tags</text:span>’</text:p>
              </text:list-item>
              <text:list-item>
                <text:p>To read mails of a tag,</text:p>
                <text:list>
                  <text:list-item>
                    <text:p><text:span text:style-name="T6">hkml list &lt;tag name&gt;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3" draw:style-name="gr1" draw:layer="layout" svg:width="16.933cm" svg:height="9.525cm" svg:x="1.058cm" svg:y="1.905cm" draw:page-number="19" presentation:class="page"/>
          <draw:frame draw:name="Google Shape;56;g31b75ad4c98_0_0:notes 1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Master1-Layout4-cust-TITLE_5f_AND_5f_BODY_5f_1_5f_" presentation:presentation-page-layout-name="AL2T1">
        <draw:frame draw:name="Google Shape;58;g31b75ad4c98_0_ 11" presentation:style-name="pr4" draw:text-style-name="P1" draw:layer="layout" svg:width="23.668cm" svg:height="1.591cm" svg:x="0.866cm" svg:y="1.236cm" presentation:class="title">
          <draw:text-box>
            <text:p>Replying to Mails</text:p>
          </draw:text-box>
        </draw:frame>
        <draw:frame draw:name="Google Shape;59;g31b75ad4c98_0_ 12" presentation:style-name="pr5" draw:text-style-name="P1" draw:layer="layout" svg:width="23.668cm" svg:height="6.324cm" svg:x="0.866cm" svg:y="3.201cm" presentation:class="outline" presentation:user-transformed="true">
          <draw:text-box>
            <text:list text:style-name="L3">
              <text:list-item>
                <text:p>From the list, press ‘<text:span text:style-name="T6">m</text:span>’ and select ‘<text:span text:style-name="T6">reply</text:span>’</text:p>
              </text:list-item>
              <text:list-item>
                <text:p>The mail will be tagged as ‘<text:span text:style-name="T6">drafts</text:span>’ or ‘<text:span text:style-name="T6">sent</text:span>’ depend on your following action</text:p>
              </text:list-item>
              <text:list-item>
                <text:p>‘<text:span text:style-name="T6">hkml</text:span>’ find previous draft and let you continue writing it</text:p>
              </text:list-item>
            </text:list>
          </draw:text-box>
        </draw:frame>
        <presentation:notes draw:style-name="dp4">
          <draw:page-thumbnail draw:name="Google Shape;55;g31b75ad4c98_0_0:notes 14" draw:style-name="gr1" draw:layer="layout" svg:width="16.933cm" svg:height="9.525cm" svg:x="1.058cm" svg:y="1.905cm" draw:page-number="20" presentation:class="page"/>
          <draw:frame draw:name="Google Shape;56;g31b75ad4c98_0_0:notes 1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Master1-Layout4-cust-TITLE_5f_AND_5f_BODY_5f_1_5f_" presentation:presentation-page-layout-name="AL2T1">
        <draw:frame draw:name="Google Shape;58;g31b75ad4c98_0_ 12" presentation:style-name="pr4" draw:text-style-name="P1" draw:layer="layout" svg:width="23.668cm" svg:height="1.591cm" svg:x="0.866cm" svg:y="1.236cm" presentation:class="title">
          <draw:text-box>
            <text:p>Writing and Sending a Mail</text:p>
          </draw:text-box>
        </draw:frame>
        <draw:frame draw:name="Google Shape;59;g31b75ad4c98_0_ 13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<text:span text:style-name="T6">‘hkml write’</text:span><text:span text:style-name="T7"> from the terminal</text:span></text:p>
                <text:list>
                  <text:list-item>
                    <text:p>Works similar to replying feature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5" draw:style-name="gr1" draw:layer="layout" svg:width="16.933cm" svg:height="9.525cm" svg:x="1.058cm" svg:y="1.905cm" draw:page-number="21" presentation:class="page"/>
          <draw:frame draw:name="Google Shape;56;g31b75ad4c98_0_0:notes 1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Master1-Layout4-cust-TITLE_5f_AND_5f_BODY_5f_1_5f_" presentation:presentation-page-layout-name="AL2T1">
        <draw:frame draw:name="Google Shape;58;g31b75ad4c98_0_ 15" presentation:style-name="pr4" draw:text-style-name="P1" draw:layer="layout" svg:width="23.668cm" svg:height="1.591cm" svg:x="0.866cm" svg:y="1.236cm" presentation:class="title">
          <draw:text-box>
            <text:p>Testing Patches</text:p>
          </draw:text-box>
        </draw:frame>
        <draw:frame draw:name="Google Shape;59;g31b75ad4c98_0_ 16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Press ‘<text:span text:style-name="T6">m</text:span>’, select ‘<text:span text:style-name="T6">handle as patche</text:span>s’ → ‘<text:span text:style-name="T6">check </text:span><text:span text:style-name="T6">patch[es]</text:span>’</text:p>
                <text:list>
                  <text:list-item>
                    <text:p>Runs <text:span text:style-name="T6">checkpatch.pl</text:span> by default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8" draw:style-name="gr1" draw:layer="layout" svg:width="16.933cm" svg:height="9.525cm" svg:x="1.058cm" svg:y="1.905cm" draw:page-number="22" presentation:class="page"/>
          <draw:frame draw:name="Google Shape;56;g31b75ad4c98_0_0:notes 1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Master1-Layout4-cust-TITLE_5f_AND_5f_BODY_5f_1_5f_" presentation:presentation-page-layout-name="AL2T1">
        <draw:frame draw:name="Google Shape;58;g31b75ad4c98_0_ 16" presentation:style-name="pr4" draw:text-style-name="P1" draw:layer="layout" svg:width="23.668cm" svg:height="1.591cm" svg:x="0.866cm" svg:y="1.236cm" presentation:class="title">
          <draw:text-box>
            <text:p>Applying Patches</text:p>
          </draw:text-box>
        </draw:frame>
        <draw:frame draw:name="Google Shape;59;g31b75ad4c98_0_ 17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3">
              <text:list-item>
                <text:p>‘<text:span text:style-name="T6">handle as patches</text:span>’ → ‘<text:span text:style-name="T6">apply patch[es]</text:span>’</text:p>
              </text:list-item>
            </text:list>
          </draw:text-box>
        </draw:frame>
        <presentation:notes draw:style-name="dp4">
          <draw:page-thumbnail draw:name="Google Shape;55;g31b75ad4c98_0_0:notes 19" draw:style-name="gr1" draw:layer="layout" svg:width="16.933cm" svg:height="9.525cm" svg:x="1.058cm" svg:y="1.905cm" draw:page-number="23" presentation:class="page"/>
          <draw:frame draw:name="Google Shape;56;g31b75ad4c98_0_0:notes 2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Master1-Layout4-cust-TITLE_5f_AND_5f_BODY_5f_1_5f_" presentation:presentation-page-layout-name="AL2T1">
        <draw:frame draw:name="Google Shape;58;g31b75ad4c98_0_ 17" presentation:style-name="pr4" draw:text-style-name="P1" draw:layer="layout" svg:width="23.668cm" svg:height="1.591cm" svg:x="0.866cm" svg:y="1.236cm" presentation:class="title">
          <draw:text-box>
            <text:p>Downloading Patches</text:p>
          </draw:text-box>
        </draw:frame>
        <draw:frame draw:name="Google Shape;59;g31b75ad4c98_0_ 18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3">
              <text:list-item>
                <text:p>‘<text:span text:style-name="T6">handle as patches</text:span>’ → ‘<text:span text:style-name="T6">export patch[es]</text:span>’</text:p>
              </text:list-item>
            </text:list>
          </draw:text-box>
        </draw:frame>
        <presentation:notes draw:style-name="dp4">
          <draw:page-thumbnail draw:name="Google Shape;55;g31b75ad4c98_0_0:notes 20" draw:style-name="gr1" draw:layer="layout" svg:width="16.933cm" svg:height="9.525cm" svg:x="1.058cm" svg:y="1.905cm" draw:page-number="24" presentation:class="page"/>
          <draw:frame draw:name="Google Shape;56;g31b75ad4c98_0_0:notes 2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Master1-Layout4-cust-TITLE_5f_AND_5f_BODY_5f_1_5f_" presentation:presentation-page-layout-name="AL2T1">
        <draw:frame draw:name="Google Shape;58;g31b75ad4c98_0_ 18" presentation:style-name="pr4" draw:text-style-name="P1" draw:layer="layout" svg:width="23.668cm" svg:height="1.591cm" svg:x="0.866cm" svg:y="1.236cm" presentation:class="title">
          <draw:text-box>
            <text:p>Formatting and Sending Patches</text:p>
          </draw:text-box>
        </draw:frame>
        <draw:frame draw:name="Google Shape;59;g31b75ad4c98_0_ 19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From terminal, ‘<text:span text:style-name="T6">hkml patch format </text:span><text:span text:style-name="T6">&lt;commits&gt;</text:span>’</text:p>
                <text:list>
                  <text:list-item>
                    <text:p>Setup CV with first commit’s parent’s message</text:p>
                  </text:list-item>
                  <text:list-item>
                    <text:p>Add recipients based on <text:span text:style-name="T6">get_maintainer.pl</text:span></text:p>
                    <text:list>
                      <text:list-item>
                        <text:p>Only coverletter gets all recipients</text:p>
                      </text:list-item>
                    </text:list>
                  </text:list-item>
                  <text:list-item>
                    <text:p>Run <text:span text:style-name="T6">checkpatch.pl</text:span> for each patch</text:p>
                  </text:list-item>
                  <text:list-item>
                    <text:p>Give you a moment to review subjects and reviewers</text:p>
                  </text:list-item>
                  <text:list-item>
                    <text:p>Finally send the patches</text:p>
                  </text:list-item>
                  <text:list-item>
                    <text:p>The process can be aborted at any step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21" draw:style-name="gr1" draw:layer="layout" svg:width="16.933cm" svg:height="9.525cm" svg:x="1.058cm" svg:y="1.905cm" draw:page-number="25" presentation:class="page"/>
          <draw:frame draw:name="Google Shape;56;g31b75ad4c98_0_0:notes 2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Master1-Layout4-cust-TITLE_5f_AND_5f_BODY_5f_1_5f_" presentation:presentation-page-layout-name="AL2T1">
        <draw:frame draw:name="Google Shape;58;g31b75ad4c98_0_ 13" presentation:style-name="pr4" draw:text-style-name="P1" draw:layer="layout" svg:width="23.668cm" svg:height="1.591cm" svg:x="0.866cm" svg:y="1.236cm" presentation:class="title">
          <draw:text-box>
            <text:p>Remote tags synchronization</text:p>
          </draw:text-box>
        </draw:frame>
        <draw:frame draw:name="Google Shape;59;g31b75ad4c98_0_ 14" presentation:style-name="pr5" draw:text-style-name="P13" draw:layer="layout" svg:width="23.668cm" svg:height="1.87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6">hkml sync --remote &lt;your private git </text:span><text:span text:style-name="T6">repo&gt;</text:span></text:p>
              </text:list-item>
            </text:list>
          </draw:text-box>
        </draw:frame>
        <presentation:notes draw:style-name="dp4">
          <draw:page-thumbnail draw:name="Google Shape;55;g31b75ad4c98_0_0:notes 16" draw:style-name="gr1" draw:layer="layout" svg:width="16.933cm" svg:height="9.525cm" svg:x="1.058cm" svg:y="1.905cm" draw:page-number="26" presentation:class="page"/>
          <draw:frame draw:name="Google Shape;56;g31b75ad4c98_0_0:notes 1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Master1-Layout4-cust-TITLE_5f_AND_5f_BODY_5f_1_5f_" presentation:presentation-page-layout-name="AL2T1">
        <draw:frame draw:name="Google Shape;58;g31b75ad4c98_0_ 14" presentation:style-name="pr4" draw:text-style-name="P1" draw:layer="layout" svg:width="23.668cm" svg:height="1.591cm" svg:x="0.866cm" svg:y="1.236cm" presentation:class="title">
          <draw:text-box>
            <text:p>Mails Monitoring</text:p>
          </draw:text-box>
        </draw:frame>
        <draw:frame draw:name="Google Shape;59;g31b75ad4c98_0_ 15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hkml monitor add</text:p>
              </text:list-item>
              <text:list-item>
                <text:p>hkml monitor start</text:p>
              </text:list-item>
            </text:list>
          </draw:text-box>
        </draw:frame>
        <presentation:notes draw:style-name="dp4">
          <draw:page-thumbnail draw:name="Google Shape;55;g31b75ad4c98_0_0:notes 17" draw:style-name="gr1" draw:layer="layout" svg:width="16.933cm" svg:height="9.525cm" svg:x="1.058cm" svg:y="1.905cm" draw:page-number="27" presentation:class="page"/>
          <draw:frame draw:name="Google Shape;56;g31b75ad4c98_0_0:notes 1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3" draw:master-page-name="Master1-Layout4-cust-TITLE_5f_AND_5f_BODY_5f_1" presentation:presentation-page-layout-name="AL2T1">
        <draw:frame draw:name="Google Shape;58;g31b75ad4c98_0_0" presentation:style-name="pr8" draw:text-style-name="P1" draw:layer="layout" svg:width="23.668cm" svg:height="1.591cm" svg:x="0.866cm" svg:y="1.236cm" presentation:class="title">
          <draw:text-box>
            <text:p>And more hidden features</text:p>
          </draw:text-box>
        </draw:frame>
        <draw:frame draw:name="Google Shape;59;g31b75ad4c98_0_0" presentation:style-name="pr9" draw:text-style-name="P1" draw:layer="layout" svg:width="23.668cm" svg:height="9.215cm" svg:x="0.866cm" svg:y="3.201cm" presentation:class="outline">
          <draw:text-box>
            <text:list text:style-name="L3">
              <text:list-item>
                <text:p>Flexible mails filtering</text:p>
              </text:list-item>
              <text:list-item>
                <text:p>Flexible mails display options</text:p>
              </text:list-item>
              <text:list-item>
                <text:p>Refer to USAGE.md</text:p>
              </text:list-item>
              <text:list-item>
                <text:p>Suggest/contribute your features</text:p>
              </text:list-item>
            </text:list>
          </draw:text-box>
        </draw:frame>
        <presentation:notes draw:style-name="dp2">
          <draw:page-thumbnail draw:name="Google Shape;55;g31b75ad4c98_0_0:notes" draw:style-name="gr1" draw:layer="layout" svg:width="16.933cm" svg:height="9.525cm" svg:x="1.058cm" svg:y="1.905cm" draw:page-number="28" presentation:class="page"/>
          <draw:frame draw:name="Google Shape;56;g31b75ad4c98_0_0:notes" presentation:style-name="pr10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Master1-Layout4-cust-TITLE_5f_AND_5f_BODY_5f_1_5f_" presentation:presentation-page-layout-name="AL2T1">
        <draw:frame draw:name="Google Shape;58;g31b75ad4c98_0_ 25" presentation:style-name="pr4" draw:text-style-name="P1" draw:layer="layout" svg:width="23.668cm" svg:height="1.591cm" svg:x="0.866cm" svg:y="1.236cm" presentation:class="title">
          <draw:text-box>
            <text:p>QnA</text:p>
          </draw:text-box>
        </draw:frame>
        <draw:frame draw:name="Google Shape;59;g31b75ad4c98_0_ 29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Feel free to use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<text:a xlink:href="https://github.com/sjp38/hackermail/issues" xlink:type="simple">https://github.com/sjp38/hackermail/issues</text:a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28" draw:style-name="gr1" draw:layer="layout" svg:width="16.933cm" svg:height="9.525cm" svg:x="1.058cm" svg:y="1.905cm" draw:page-number="29" presentation:class="page"/>
          <draw:frame draw:name="Google Shape;56;g31b75ad4c98_0_0:notes 2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Master1-Layout4-cust-TITLE_5f_AND_5f_BODY_5f_1_5f_" presentation:presentation-page-layout-name="AL2T1">
        <draw:frame draw:name="Google Shape;47;p 1" presentation:style-name="pr7" draw:text-style-name="P1" draw:layer="layout" svg:width="23.668cm" svg:height="3.767cm" svg:x="0.866cm" svg:y="3.854cm" presentation:class="title" presentation:user-transformed="true">
          <draw:text-box>
            <text:p>Backup Slides</text:p>
          </draw:text-box>
        </draw:frame>
        <presentation:notes draw:style-name="dp4">
          <draw:page-thumbnail draw:name="Google Shape;55;g31b75ad4c98_0_0:notes 29" draw:style-name="gr1" draw:layer="layout" svg:width="16.933cm" svg:height="9.525cm" svg:x="1.058cm" svg:y="1.905cm" draw:page-number="30" presentation:class="page"/>
          <draw:frame draw:name="Google Shape;56;g31b75ad4c98_0_0:notes 3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Master1-Layout4-cust-TITLE_5f_AND_5f_BODY_5f_1_5f_" presentation:presentation-page-layout-name="AL2T1">
        <draw:frame draw:name="Google Shape;58;g31b75ad4c98_0_ 24" presentation:style-name="pr4" draw:text-style-name="P1" draw:layer="layout" svg:width="23.668cm" svg:height="1.591cm" svg:x="0.866cm" svg:y="1.236cm" presentation:class="title">
          <draw:text-box>
            <text:p>Why not lei+b4+mutt ?</text:p>
          </draw:text-box>
        </draw:frame>
        <draw:frame draw:name="Google Shape;59;g31b75ad4c98_0_ 28" presentation:style-name="pr5" draw:text-style-name="P1" draw:layer="layout" svg:width="23.668cm" svg:height="9.215cm" svg:x="0.866cm" svg:y="3.201cm" presentation:class="outline">
          <draw:text-box>
            <text:list text:style-name="L3">
              <text:list-item>
                <text:p>Any tool is fine, if it works for you</text:p>
              </text:list-item>
              <text:list-item>
                <text:p>hkml developer didn’t take enough time on understanding the tools combination, so no strong opinion</text:p>
              </text:list-item>
              <text:list-item>
                <text:p>hkml developer just found hkml works for their workflow, so decided to use it</text:p>
              </text:list-item>
            </text:list>
          </draw:text-box>
        </draw:frame>
        <presentation:notes draw:style-name="dp4">
          <draw:page-thumbnail draw:name="Google Shape;55;g31b75ad4c98_0_0:notes 27" draw:style-name="gr1" draw:layer="layout" svg:width="16.933cm" svg:height="9.525cm" svg:x="1.058cm" svg:y="1.905cm" draw:page-number="31" presentation:class="page"/>
          <draw:frame draw:name="Google Shape;56;g31b75ad4c98_0_0:notes 2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3" draw:master-page-name="Master1-Layout5-twoColTx-TITLE_5f_AND_5f_TWO_5f_COLUMNS" presentation:presentation-page-layout-name="AL3T3">
        <draw:frame draw:name="Google Shape;64;p4" presentation:style-name="pr11" draw:text-style-name="P1" draw:layer="layout" svg:width="23.668cm" svg:height="1.591cm" svg:x="0.866cm" svg:y="1.236cm" presentation:class="title" presentation:placeholder="true">
          <draw:text-box/>
        </draw:frame>
        <draw:frame draw:name="Google Shape;65;p4" presentation:style-name="pr12" draw:text-style-name="P1" draw:layer="layout" svg:width="11.111cm" svg:height="9.215cm" svg:x="0.866cm" svg:y="3.201cm" presentation:class="outline" presentation:placeholder="true">
          <draw:text-box/>
        </draw:frame>
        <draw:frame draw:name="Google Shape;66;p4" presentation:style-name="pr12" draw:text-style-name="P1" draw:layer="layout" svg:width="11.111cm" svg:height="9.215cm" svg:x="13.423cm" svg:y="3.201cm" presentation:class="outline" presentation:placeholder="true">
          <draw:text-box/>
        </draw:frame>
        <presentation:notes draw:style-name="dp2">
          <draw:page-thumbnail draw:name="Google Shape;61;p4:notes" draw:style-name="gr1" draw:layer="layout" svg:width="16.933cm" svg:height="9.525cm" svg:x="1.058cm" svg:y="1.905cm" draw:page-number="32" presentation:class="page"/>
          <draw:frame draw:name="Google Shape;62;p4:notes" presentation:style-name="pr1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0" xlink:href="Pictures/100000000000078000000438F42BD280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draw:stroke="solid" svg:stroke-width="0.071cm" svg:stroke-color="#013853" svg:stroke-linecap="butt" draw:fill-color="#058dc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SSNA25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OSSNA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SSNA2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SSNA25-outline1" style:family="presentation">
      <style:graphic-properties draw:stroke="none" draw:fill="none" draw:auto-grow-height="false" draw:fit-to-size="false" style:shrink-to-fit="true">
        <text:list-style style:name="Master1-OSSNA2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outline2" style:family="presentation" style:parent-style-name="Master1-OSSNA25-outline1">
      <style:paragraph-properties fo:margin-top="0.4cm" fo:margin-bottom="0cm"/>
      <style:text-properties fo:font-size="28pt" style:font-size-asian="28pt" style:font-size-complex="28pt"/>
    </style:style>
    <style:style style:name="Master1-OSSNA25-outline3" style:family="presentation" style:parent-style-name="Master1-OSSNA25-outline2">
      <style:paragraph-properties fo:margin-top="0.3cm" fo:margin-bottom="0cm"/>
      <style:text-properties fo:font-size="24pt" style:font-size-asian="24pt" style:font-size-complex="24pt"/>
    </style:style>
    <style:style style:name="Master1-OSSNA25-outline4" style:family="presentation" style:parent-style-name="Master1-OSSNA25-outline3">
      <style:paragraph-properties fo:margin-top="0.2cm" fo:margin-bottom="0cm"/>
      <style:text-properties fo:font-size="20pt" style:font-size-asian="20pt" style:font-size-complex="20pt"/>
    </style:style>
    <style:style style:name="Master1-OSSNA25-outline5" style:family="presentation" style:parent-style-name="Master1-OSSNA25-outline4">
      <style:paragraph-properties fo:margin-top="0.1cm" fo:margin-bottom="0cm"/>
      <style:text-properties fo:font-size="20pt" style:font-size-asian="20pt" style:font-size-complex="20pt"/>
    </style:style>
    <style:style style:name="Master1-OSSNA25-outline6" style:family="presentation" style:parent-style-name="Master1-OSSNA25-outline5">
      <style:paragraph-properties fo:margin-top="0.1cm" fo:margin-bottom="0cm"/>
      <style:text-properties fo:font-size="20pt" style:font-size-asian="20pt" style:font-size-complex="20pt"/>
    </style:style>
    <style:style style:name="Master1-OSSNA25-outline7" style:family="presentation" style:parent-style-name="Master1-OSSNA25-outline6">
      <style:paragraph-properties fo:margin-top="0.1cm" fo:margin-bottom="0cm"/>
      <style:text-properties fo:font-size="20pt" style:font-size-asian="20pt" style:font-size-complex="20pt"/>
    </style:style>
    <style:style style:name="Master1-OSSNA25-outline8" style:family="presentation" style:parent-style-name="Master1-OSSNA25-outline7">
      <style:paragraph-properties fo:margin-top="0.1cm" fo:margin-bottom="0cm"/>
      <style:text-properties fo:font-size="20pt" style:font-size-asian="20pt" style:font-size-complex="20pt"/>
    </style:style>
    <style:style style:name="Master1-OSSNA25-outline9" style:family="presentation" style:parent-style-name="Master1-OSSNA25-outline8">
      <style:paragraph-properties fo:margin-top="0.1cm" fo:margin-bottom="0cm"/>
      <style:text-properties fo:font-size="20pt" style:font-size-asian="20pt" style:font-size-complex="20pt"/>
    </style:style>
    <style:style style:name="Master1-OSSNA25-subtitle" style:family="presentation">
      <style:graphic-properties draw:stroke="none" draw:fill="none" draw:textarea-vertical-align="middle">
        <text:list-style style:name="Master1-OSSNA2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title" style:family="presentation">
      <style:graphic-properties draw:stroke="none" draw:fill="none" draw:textarea-vertical-align="middle">
        <text:list-style style:name="Master1-OSSNA2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background" style:display-name="Master1-Layout4-cust-TITLE_AND_BODY_1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-backgroundobjects" style:display-name="Master1-Layout4-cust-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-notes" style:display-name="Master1-Layout4-cust-TITLE_AND_BODY_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1" style:display-name="Master1-Layout4-cust-TITLE_AND_BODY_1-outline1" style:family="presentation">
      <style:graphic-properties draw:stroke="none" draw:fill="none" draw:auto-grow-height="false" draw:fit-to-size="false" style:shrink-to-fit="true">
        <text:list-style style:name="Master1-Layout4-cust-TITLE_5f_AND_5f_BODY_5f_1-outline1" style:display-name="Master1-Layout4-cust-TITLE_AND_BODY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2" style:display-name="Master1-Layout4-cust-TITLE_AND_BODY_1-outline2" style:family="presentation" style:parent-style-name="Master1-Layout4-cust-TITLE_5f_AND_5f_BODY_5f_1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-outline3" style:display-name="Master1-Layout4-cust-TITLE_AND_BODY_1-outline3" style:family="presentation" style:parent-style-name="Master1-Layout4-cust-TITLE_5f_AND_5f_BODY_5f_1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-outline4" style:display-name="Master1-Layout4-cust-TITLE_AND_BODY_1-outline4" style:family="presentation" style:parent-style-name="Master1-Layout4-cust-TITLE_5f_AND_5f_BODY_5f_1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-outline5" style:display-name="Master1-Layout4-cust-TITLE_AND_BODY_1-outline5" style:family="presentation" style:parent-style-name="Master1-Layout4-cust-TITLE_5f_AND_5f_BODY_5f_1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6" style:display-name="Master1-Layout4-cust-TITLE_AND_BODY_1-outline6" style:family="presentation" style:parent-style-name="Master1-Layout4-cust-TITLE_5f_AND_5f_BODY_5f_1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7" style:display-name="Master1-Layout4-cust-TITLE_AND_BODY_1-outline7" style:family="presentation" style:parent-style-name="Master1-Layout4-cust-TITLE_5f_AND_5f_BODY_5f_1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8" style:display-name="Master1-Layout4-cust-TITLE_AND_BODY_1-outline8" style:family="presentation" style:parent-style-name="Master1-Layout4-cust-TITLE_5f_AND_5f_BODY_5f_1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9" style:display-name="Master1-Layout4-cust-TITLE_AND_BODY_1-outline9" style:family="presentation" style:parent-style-name="Master1-Layout4-cust-TITLE_5f_AND_5f_BODY_5f_1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subtitle" style:display-name="Master1-Layout4-cust-TITLE_AND_BODY_1-subtitle" style:family="presentation">
      <style:graphic-properties draw:stroke="none" draw:fill="none" draw:textarea-vertical-align="middle">
        <text:list-style style:name="Master1-Layout4-cust-TITLE_5f_AND_5f_BODY_5f_1-subtitle" style:display-name="Master1-Layout4-cust-TITLE_AND_BODY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title" style:display-name="Master1-Layout4-cust-TITLE_AND_BODY_1-title" style:family="presentation">
      <style:graphic-properties draw:stroke="none" draw:fill="none" draw:textarea-vertical-align="middle">
        <text:list-style style:name="Master1-Layout4-cust-TITLE_5f_AND_5f_BODY_5f_1-title" style:display-name="Master1-Layout4-cust-TITLE_AND_BODY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background" style:display-name="Master1-Layout5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ColTx-TITLE_5f_AND_5f_TWO_5f_COLUMNS-backgroundobjects" style:display-name="Master1-Layout5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ColTx-TITLE_5f_AND_5f_TWO_5f_COLUMNS-notes" style:display-name="Master1-Layout5-twoColTx-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1" style:display-name="Master1-Layout5-twoColTx-TITLE_AND_TWO_COLUMNS-outline1" style:family="presentation">
      <style:graphic-properties draw:stroke="none" draw:fill="none" draw:auto-grow-height="false" draw:fit-to-size="false" style:shrink-to-fit="true">
        <text:list-style style:name="Master1-Layout5-twoColTx-TITLE_5f_AND_5f_TWO_5f_COLUMNS-outline1" style:display-name="Master1-Layout5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2" style:display-name="Master1-Layout5-twoColTx-TITLE_AND_TWO_COLUMNS-outline2" style:family="presentation" style:parent-style-name="Master1-Layout5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5-twoColTx-TITLE_5f_AND_5f_TWO_5f_COLUMNS-outline3" style:display-name="Master1-Layout5-twoColTx-TITLE_AND_TWO_COLUMNS-outline3" style:family="presentation" style:parent-style-name="Master1-Layout5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5-twoColTx-TITLE_5f_AND_5f_TWO_5f_COLUMNS-outline4" style:display-name="Master1-Layout5-twoColTx-TITLE_AND_TWO_COLUMNS-outline4" style:family="presentation" style:parent-style-name="Master1-Layout5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5-twoColTx-TITLE_5f_AND_5f_TWO_5f_COLUMNS-outline5" style:display-name="Master1-Layout5-twoColTx-TITLE_AND_TWO_COLUMNS-outline5" style:family="presentation" style:parent-style-name="Master1-Layout5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6" style:display-name="Master1-Layout5-twoColTx-TITLE_AND_TWO_COLUMNS-outline6" style:family="presentation" style:parent-style-name="Master1-Layout5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7" style:display-name="Master1-Layout5-twoColTx-TITLE_AND_TWO_COLUMNS-outline7" style:family="presentation" style:parent-style-name="Master1-Layout5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8" style:display-name="Master1-Layout5-twoColTx-TITLE_AND_TWO_COLUMNS-outline8" style:family="presentation" style:parent-style-name="Master1-Layout5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9" style:display-name="Master1-Layout5-twoColTx-TITLE_AND_TWO_COLUMNS-outline9" style:family="presentation" style:parent-style-name="Master1-Layout5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subtitle" style:display-name="Master1-Layout5-twoColTx-TITLE_AND_TWO_COLUMNS-subtitle" style:family="presentation">
      <style:graphic-properties draw:stroke="none" draw:fill="none" draw:textarea-vertical-align="middle">
        <text:list-style style:name="Master1-Layout5-twoColTx-TITLE_5f_AND_5f_TWO_5f_COLUMNS-subtitle" style:display-name="Master1-Layout5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title" style:display-name="Master1-Layout5-twoColTx-TITLE_AND_TWO_COLUMNS-title" style:family="presentation">
      <style:graphic-properties draw:stroke="none" draw:fill="none" draw:textarea-vertical-align="middle">
        <text:list-style style:name="Master1-Layout5-twoColTx-TITLE_5f_AND_5f_TWO_5f_COLUMNS-title" style:display-name="Master1-Layout5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background" style:display-name="Master1-Layout3-tx-TITLE_AND_BODY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_5f_-backgroundobjects" style:display-name="Master1-Layout3-tx-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_5f_-notes" style:display-name="Master1-Layout3-tx-TITLE_AND_BODY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1" style:display-name="Master1-Layout3-tx-TITLE_AND_BODY_-outline1" style:family="presentation">
      <style:graphic-properties draw:stroke="none" draw:fill="none" draw:auto-grow-height="false" draw:fit-to-size="false" style:shrink-to-fit="true">
        <text:list-style style:name="Master1-Layout3-tx-TITLE_5f_AND_5f_BODY_5f_-outline1" style:display-name="Master1-Layout3-tx-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2" style:display-name="Master1-Layout3-tx-TITLE_AND_BODY_-outline2" style:family="presentation" style:parent-style-name="Master1-Layout3-tx-TITLE_5f_AND_5f_BODY_5f_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_5f_-outline3" style:display-name="Master1-Layout3-tx-TITLE_AND_BODY_-outline3" style:family="presentation" style:parent-style-name="Master1-Layout3-tx-TITLE_5f_AND_5f_BODY_5f_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_5f_-outline4" style:display-name="Master1-Layout3-tx-TITLE_AND_BODY_-outline4" style:family="presentation" style:parent-style-name="Master1-Layout3-tx-TITLE_5f_AND_5f_BODY_5f_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_5f_-outline5" style:display-name="Master1-Layout3-tx-TITLE_AND_BODY_-outline5" style:family="presentation" style:parent-style-name="Master1-Layout3-tx-TITLE_5f_AND_5f_BODY_5f_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6" style:display-name="Master1-Layout3-tx-TITLE_AND_BODY_-outline6" style:family="presentation" style:parent-style-name="Master1-Layout3-tx-TITLE_5f_AND_5f_BODY_5f_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7" style:display-name="Master1-Layout3-tx-TITLE_AND_BODY_-outline7" style:family="presentation" style:parent-style-name="Master1-Layout3-tx-TITLE_5f_AND_5f_BODY_5f_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8" style:display-name="Master1-Layout3-tx-TITLE_AND_BODY_-outline8" style:family="presentation" style:parent-style-name="Master1-Layout3-tx-TITLE_5f_AND_5f_BODY_5f_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9" style:display-name="Master1-Layout3-tx-TITLE_AND_BODY_-outline9" style:family="presentation" style:parent-style-name="Master1-Layout3-tx-TITLE_5f_AND_5f_BODY_5f_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subtitle" style:display-name="Master1-Layout3-tx-TITLE_AND_BODY_-subtitle" style:family="presentation">
      <style:graphic-properties draw:stroke="none" draw:fill="none" draw:textarea-vertical-align="middle">
        <text:list-style style:name="Master1-Layout3-tx-TITLE_5f_AND_5f_BODY_5f_-subtitle" style:display-name="Master1-Layout3-tx-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title" style:display-name="Master1-Layout3-tx-TITLE_AND_BODY_-title" style:family="presentation">
      <style:graphic-properties draw:stroke="none" draw:fill="none" draw:textarea-vertical-align="middle">
        <text:list-style style:name="Master1-Layout3-tx-TITLE_5f_AND_5f_BODY_5f_-title" style:display-name="Master1-Layout3-tx-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background" style:display-name="Master1-Layout4-cust-TITLE_AND_BODY_1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_5f_-backgroundobjects" style:display-name="Master1-Layout4-cust-TITLE_AND_BODY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_5f_-notes" style:display-name="Master1-Layout4-cust-TITLE_AND_BODY_1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1" style:display-name="Master1-Layout4-cust-TITLE_AND_BODY_1_-outline1" style:family="presentation">
      <style:graphic-properties draw:stroke="none" draw:fill="none" draw:auto-grow-height="false" draw:fit-to-size="false" style:shrink-to-fit="true">
        <text:list-style style:name="Master1-Layout4-cust-TITLE_5f_AND_5f_BODY_5f_1_5f_-outline1" style:display-name="Master1-Layout4-cust-TITLE_AND_BODY_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2" style:display-name="Master1-Layout4-cust-TITLE_AND_BODY_1_-outline2" style:family="presentation" style:parent-style-name="Master1-Layout4-cust-TITLE_5f_AND_5f_BODY_5f_1_5f_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_5f_-outline3" style:display-name="Master1-Layout4-cust-TITLE_AND_BODY_1_-outline3" style:family="presentation" style:parent-style-name="Master1-Layout4-cust-TITLE_5f_AND_5f_BODY_5f_1_5f_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_5f_-outline4" style:display-name="Master1-Layout4-cust-TITLE_AND_BODY_1_-outline4" style:family="presentation" style:parent-style-name="Master1-Layout4-cust-TITLE_5f_AND_5f_BODY_5f_1_5f_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_5f_-outline5" style:display-name="Master1-Layout4-cust-TITLE_AND_BODY_1_-outline5" style:family="presentation" style:parent-style-name="Master1-Layout4-cust-TITLE_5f_AND_5f_BODY_5f_1_5f_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6" style:display-name="Master1-Layout4-cust-TITLE_AND_BODY_1_-outline6" style:family="presentation" style:parent-style-name="Master1-Layout4-cust-TITLE_5f_AND_5f_BODY_5f_1_5f_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7" style:display-name="Master1-Layout4-cust-TITLE_AND_BODY_1_-outline7" style:family="presentation" style:parent-style-name="Master1-Layout4-cust-TITLE_5f_AND_5f_BODY_5f_1_5f_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8" style:display-name="Master1-Layout4-cust-TITLE_AND_BODY_1_-outline8" style:family="presentation" style:parent-style-name="Master1-Layout4-cust-TITLE_5f_AND_5f_BODY_5f_1_5f_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9" style:display-name="Master1-Layout4-cust-TITLE_AND_BODY_1_-outline9" style:family="presentation" style:parent-style-name="Master1-Layout4-cust-TITLE_5f_AND_5f_BODY_5f_1_5f_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subtitle" style:display-name="Master1-Layout4-cust-TITLE_AND_BODY_1_-subtitle" style:family="presentation">
      <style:graphic-properties draw:stroke="none" draw:fill="none" draw:textarea-vertical-align="middle">
        <text:list-style style:name="Master1-Layout4-cust-TITLE_5f_AND_5f_BODY_5f_1_5f_-subtitle" style:display-name="Master1-Layout4-cust-TITLE_AND_BODY_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title" style:display-name="Master1-Layout4-cust-TITLE_AND_BODY_1_-title" style:family="presentation">
      <style:graphic-properties draw:stroke="none" draw:fill="none" draw:textarea-vertical-align="middle">
        <text:list-style style:name="Master1-Layout4-cust-TITLE_5f_AND_5f_BODY_5f_1_5f_-title" style:display-name="Master1-Layout4-cust-TITLE_AND_BODY_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Graphics">
      <style:graphic-properties draw:stroke="none" draw:fill="none" style:mirror="none" loext:decorative="false"/>
    </style:style>
    <style:style style:name="Mgr4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cm, 0cm, 0cm, 11.903cm)" style:mirror="none" loext:decorative="false"/>
    </style:style>
    <style:style style:name="Mgr6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min-height="1.595cm" fo:min-width="24.8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OSSNA25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SSNA25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SSNA25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SSNA25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4-cust-TITLE_5f_AND_5f_BODY_5f_1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5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5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5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tx-TITLE_5f_AND_5f_BODY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tx-TITLE_5f_AND_5f_BODY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tx-TITLE_5f_AND_5f_BODY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4-cust-TITLE_5f_AND_5f_BODY_5f_1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7" style:family="paragraph">
      <loext:graphic-properties draw:fill="none"/>
    </style:style>
    <style:style style:name="MP8" style:family="paragraph">
      <loext:graphic-properties draw:fill="solid" draw:fill-color="#f3f1e3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style:style style:name="MT2" style:family="text">
      <style:text-properties fo:font-variant="normal" fo:text-transform="none" fo:color="#1a323b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SSNA25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;p7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7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8;p7" presentation:style-name="Mpr3" draw:text-style-name="MP5" draw:layer="backgroundobjects" svg:width="1.524cm" svg:height="1.093cm" svg:x="23.111cm" svg:y="12.96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name="Google Shape;3;n" presentation:style-name="Master1-OSSNA25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8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0;p8" presentation:style-name="Mpr5" draw:text-style-name="MP5" draw:layer="backgroundobjects" svg:width="14.016cm" svg:height="4.573cm" svg:x="0.866cm" svg:y="4.506cm" presentation:class="title">
        <draw:text-box>
          <text:p/>
        </draw:text-box>
      </draw:frame>
      <draw:frame draw:name="Google Shape;11;p8" presentation:style-name="Mpr6" draw:text-style-name="MP5" draw:layer="backgroundobjects" svg:width="11.851cm" svg:height="2.202cm" svg:x="0.866cm" svg:y="9.08cm" presentation:class="subtitle">
        <draw:text-box>
          <text:p/>
        </draw:text-box>
      </draw:frame>
      <draw:frame draw:name="Google Shape;12;p8" presentation:style-name="Mpr7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Graphic 2" draw:style-name="Mgr3" draw:text-style-name="MP7" draw:layer="backgroundobjects" svg:width="15.835cm" svg:height="0.969cm" svg:x="1.025cm" svg:y="1.195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1-title-TITL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1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5;p9" presentation:style-name="Mpr9" draw:text-style-name="MP5" draw:layer="backgroundobjects" svg:width="23.668cm" svg:height="2.338cm" svg:x="0.866cm" svg:y="1.837cm" presentation:class="title">
        <draw:text-box>
          <text:p/>
        </draw:text-box>
      </draw:frame>
      <draw:frame draw:name="Graphic 3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2-secHead-SECTION_5f_HEADER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0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4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1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12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" style:display-name="Master1-Layout4-cust-TITLE_AND_BODY_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14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15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-title" draw:layer="backgroundobjects" svg:width="16.934cm" svg:height="9.525cm" svg:x="1.059cm" svg:y="1.905cm" presentation:class="page"/>
        <draw:frame draw:name="Google Shape;4;n" presentation:style-name="Mpr1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woColTx-TITLE_5f_AND_5f_TWO_5f_COLUMNS" style:display-name="Master1-Layout5-twoColTx-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11" presentation:style-name="Mpr17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7;p11" presentation:style-name="Mpr18" draw:text-style-name="MP5" draw:layer="backgroundobjects" svg:width="11.111cm" svg:height="9.215cm" svg:x="0.866cm" svg:y="3.201cm" presentation:class="outline">
        <draw:text-box>
          <text:p/>
        </draw:text-box>
      </draw:frame>
      <draw:frame draw:name="Google Shape;28;p11" presentation:style-name="Mpr18" draw:text-style-name="MP5" draw:layer="backgroundobjects" svg:width="11.111cm" svg:height="9.215cm" svg:x="13.423cm" svg:y="3.201cm" presentation:class="outline">
        <draw:text-box>
          <text:p/>
        </draw:text-box>
      </draw:frame>
      <draw:custom-shape draw:name="Rectangle 4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6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5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_5f_" style:display-name="Master1-Layout3-tx-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6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20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21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_5f_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_5f_" style:display-name="Master1-Layout4-cust-TITLE_AND_BODY_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23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24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6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_5f_-title" draw:layer="backgroundobjects" svg:width="16.934cm" svg:height="9.525cm" svg:x="1.059cm" svg:y="1.905cm" presentation:class="page"/>
        <draw:frame draw:name="Google Shape;4;n" presentation:style-name="Mpr2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  <dc:date>2025-12-02T12:25:18.809710215</dc:date>
    <meta:editing-cycles>39</meta:editing-cycles>
    <meta:editing-duration>PT4H22M37S</meta:editing-duration>
    <meta:document-statistic meta:object-count="232"/>
  </office:meta>
</office:document-meta>
</file>